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5ce" fo:wrap-option="wrap"/>
    </style: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ponibi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0" calcext:value-type="float">
            <text:p>20</text:p>
          </table:table-cell>
          <table:table-cell table:style-name="ce1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00H15M00S" calcext:value-type="time">
            <text:p>12:15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00H20M00S" calcext:value-type="time">
            <text:p>12:2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00H30M00S" calcext:value-type="time">
            <text:p>12:3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00H35M00S" calcext:value-type="time">
            <text:p>12:35:00 A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00H30M00S" calcext:value-type="time">
            <text:p>12:30:00 AM</text:p>
          </table:table-cell>
          <table:table-cell table:style-name="ce1" office:value-type="time" office:time-value="PT02H30M00S" calcext:value-type="time">
            <text:p>02:30:00 AM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02H30M00S" calcext:value-type="time">
            <text:p>02:30:00 AM</text:p>
          </table:table-cell>
          <table:table-cell table:style-name="ce1" office:value-type="time" office:time-value="PT04H30M00S" calcext:value-type="time">
            <text:p>04:30:00 AM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ponibi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4" calcext:value-type="float">
            <text:p>14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7" calcext:value-type="float">
            <text:p>7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style-name="ce1"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style-name="ce1" office:value-type="time" office:time-value="PT12H20M00S" calcext:value-type="time">
            <text:p>12:20:00 PM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style-name="ce1" office:value-type="time" office:time-value="PT12H20M00S" calcext:value-type="time">
            <text:p>12:20:00 PM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ponibi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4" calcext:value-type="float">
            <text:p>14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7" calcext:value-type="float">
            <text:p>7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style-name="ce1"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style-name="ce1" office:value-type="time" office:time-value="PT12H20M00S" calcext:value-type="time">
            <text:p>12:20:00 PM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style-name="ce1" office:value-type="time" office:time-value="PT12H20M00S" calcext:value-type="time">
            <text:p>12:20:00 PM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Cas où plusieurs véhicules sont dispo pour une réservation N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ponibilité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7H00M00S" calcext:value-type="time">
            <text:p>07:00:00 AM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0" calcext:value-type="float">
            <text:p>2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style-name="ce1"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style-name="ce1" office:value-type="time" office:time-value="PT12H00M00S" calcext:value-type="time">
            <text:p>12:00:00 PM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Cas où plusieurs véhicules sont dispo pour plusieurs Réservation NA</text:p>
          </table:table-cell>
          <table:covered-table-cell table:number-columns-repeated="2"/>
          <table:covered-table-cell table:number-columns-repeated="2" table:style-name="ce1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ponibilité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7H00M00S" calcext:value-type="time">
            <text:p>07:00:00 AM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" calcext:value-type="float">
            <text:p>15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style-name="ce1" office:value-type="time" office:time-value="PT10H00M00S" calcext:value-type="time">
            <text:p>10:00:00 AM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C4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style-name="ce1"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style-name="ce1" office:value-type="time" office:time-value="PT12H10M00S" calcext:value-type="time">
            <text:p>12:10:00 PM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style-name="ce1" office:value-type="time" office:time-value="PT12H10M00S" calcext:value-type="time">
            <text:p>12:10:00 PM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Cas où le temps d’attente est calculé avant les réservation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Disponibi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0" calcext:value-type="float">
            <text:p>20</text:p>
          </table:table-cell>
          <table:table-cell table:style-name="ce1" office:value-type="time" office:time-value="PT08H00M00S" calcext:value-type="time">
            <text:p>08:00:00 A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20M00S" calcext:value-type="time">
            <text:p>08:2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40M00S" calcext:value-type="time">
            <text:p>08:40:00 AM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Réservatio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08H20M00S" calcext:value-type="time">
            <text:p>08:20:00 AM</text:p>
          </table:table-cell>
          <table:table-cell table:style-name="ce1" office:value-type="time" office:time-value="PT10H20M00S" calcext:value-type="time">
            <text:p>10:20:00 AM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table:style-name="ce1" office:value-type="time" office:time-value="PT10H20M00S" calcext:value-type="time">
            <text:p>10:20:00 AM</text:p>
          </table:table-cell>
          <table:table-cell table:style-name="ce1" office:value-type="time" office:time-value="PT12H20M00S" calcext:value-type="time">
            <text:p>12:20:00 PM</text:p>
          </table:table-cell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2">
          <table:table-cell table:style-name="ce3" office:value-type="string" calcext:value-type="string" table:number-columns-spanned="5" table:number-rows-spanned="1">
            <text:p>Mizara roa satria ny temps d’attente vao tonga ny fiara dia manomboka. Donc 08:30 – 08:30 ny groupe voalohany, d’où tsy voaray miaraka C1 sy C2</text:p>
          </table:table-cell>
          <table:covered-table-cell table:number-columns-repeated="2"/>
          <table:covered-table-cell table:number-columns-repeated="2"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06:36:41.736369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20:26:31.214110540</meta:creation-date>
    <meta:generator>LibreOffice/24.2.7.2$Linux_X86_64 LibreOffice_project/420$Build-2</meta:generator>
    <dc:date>2026-04-02T08:18:38.257658657</dc:date>
    <meta:editing-duration>PT3H46M3S</meta:editing-duration>
    <meta:editing-cycles>121</meta:editing-cycles>
    <meta:document-statistic meta:table-count="1" meta:cell-count="270" meta:object-count="0"/>
  </office:meta>
</office:document-meta>
</file>